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tillium Web" svg:font-family="'Titillium Web', Tahoma, Aria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3c658" officeooo:paragraph-rsid="0003c658" style:font-weight-asian="bold" style:font-weight-complex="bold"/>
    </style:style>
    <style:style style:name="P2" style:family="paragraph" style:parent-style-name="Standard">
      <style:text-properties fo:font-variant="normal" fo:text-transform="none" fo:color="#000000" style:font-name="Titillium Web" fo:font-size="12pt" fo:letter-spacing="normal" fo:font-style="normal" fo:font-weight="normal" officeooo:rsid="0003c658" officeooo:paragraph-rsid="0003c658"/>
    </style:style>
    <style:style style:name="P3" style:family="paragraph" style:parent-style-name="Standard" style:list-style-name="L1">
      <style:text-properties fo:font-variant="normal" fo:text-transform="none" fo:color="#000000" style:font-name="Titillium Web" fo:font-size="12pt" fo:letter-spacing="normal" fo:font-style="normal" fo:font-weight="normal" officeooo:rsid="0003c658" officeooo:paragraph-rsid="0003c658"/>
    </style:style>
    <style:style style:name="P4" style:family="paragraph" style:parent-style-name="Standard" style:list-style-name="L2">
      <style:text-properties fo:font-variant="normal" fo:text-transform="none" fo:color="#000000" style:font-name="Titillium Web" fo:font-size="12pt" fo:letter-spacing="normal" fo:font-style="normal" fo:font-weight="normal" officeooo:rsid="000447d0" officeooo:paragraph-rsid="000447d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mbda Expression ==&gt;</text:p>
      <text:list xml:id="list4235725801" text:style-name="L1">
        <text:list-item>
          <text:p text:style-name="P3">Lambda is equivalent to function(method) without a name.</text:p>
        </text:list-item>
        <text:list-item>
          <text:p text:style-name="P3">Lambda’s are also reffered to as anonymous functions.</text:p>
        </text:list-item>
        <text:list-item>
          <text:p text:style-name="P3">Lambda syntax consist of three parts – list of parameters, an arrow mark and a body. The body of a lambda can be an expression or a set of statements. If it is set of statements, they must be enclosed within curly braces { }.</text:p>
        </text:list-item>
        <text:list-item>
          <text:p text:style-name="P3">Lambda expressions are used where an instance of functional interface is expected. Functional interface is an interface which has only one abstract method. Functional interfaces can have any number of default methods. But, they must have only one abstract method.</text:p>
        </text:list-item>
        <text:list-item>
          <text:p text:style-name="P3">Lambdas are not tied to any class like regular method.</text:p>
        </text:list-item>
        <text:list-item>
          <text:p text:style-name="P3">Lambdas can also be assigned to variable and passed around.</text:p>
        </text:list-item>
      </text:list>
      <text:p text:style-name="P2"><text:tab/><text:tab/></text:p>
      <text:p text:style-name="P2"><text:tab/><text:tab/>() -&gt; { }</text:p>
      <text:p text:style-name="P2"/>
      <text:list xml:id="list3662904671" text:style-name="L2">
        <text:list-item>
          <text:p text:style-name="P4">Java8 foreach method accept the consumer interface as arguments</text:p>
        </text:list-item>
        <text:list-item>
          <text:p text:style-name="P4"/>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tillium Web" svg:font-family="'Titillium Web', Tahoma, Aria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5T22:25:29.016092275</meta:creation-date>
    <dc:date>2020-05-06T12:30:27.172748998</dc:date>
    <meta:editing-duration>PT7H2M26S</meta:editing-duration>
    <meta:editing-cycles>1</meta:editing-cycles>
    <meta:generator>LibreOffice/6.4.2.2$Linux_X86_64 LibreOffice_project/40$Build-2</meta:generator>
    <meta:document-statistic meta:table-count="0" meta:image-count="0" meta:object-count="0" meta:page-count="1" meta:paragraph-count="11" meta:word-count="144" meta:character-count="815" meta:non-whitespace-character-count="683"/>
  </office:meta>
</office:document-meta>
</file>